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100000181FDDC7E56.jpg" manifest:media-type=""/>
  <manifest:file-entry manifest:full-path="Pictures/100000000000019000000190D25D9567.png" manifest:media-type=""/>
  <manifest:file-entry manifest:full-path="Pictures/10000000000001F4000001E381CB31E5.jpg" manifest:media-type=""/>
  <manifest:file-entry manifest:full-path="Pictures/100000000000019000000190F712C93C.png" manifest:media-type=""/>
  <manifest:file-entry manifest:full-path="Pictures/10000000000000FA000000FA2F240E63.png" manifest:media-type=""/>
  <manifest:file-entry manifest:full-path="Pictures/10000000000001810000017EE2E6AF0B.jpg" manifest:media-type=""/>
  <manifest:file-entry manifest:full-path="Pictures/10000000000001C2000001C2D6D678A6.jpg" manifest:media-type=""/>
  <manifest:file-entry manifest:full-path="Pictures/10000000000000FA000000FAA814D67D.png" manifest:media-type=""/>
  <manifest:file-entry manifest:full-path="Pictures/10000000000000FA000000FA26C391E8.png" manifest:media-type=""/>
  <manifest:file-entry manifest:full-path="Pictures/10000000000001810000018153F7E851.jpg" manifest:media-type=""/>
  <manifest:file-entry manifest:full-path="Pictures/10000000000000FA000000FA1565C424.png" manifest:media-type=""/>
  <manifest:file-entry manifest:full-path="Pictures/1000000000000154000001536A309DBE.jpg" manifest:media-type=""/>
  <manifest:file-entry manifest:full-path="Pictures/100000000000017E0000017B76A6D3F2.jpg" manifest:media-type=""/>
  <manifest:file-entry manifest:full-path="Pictures/10000000000001C2000001C2B5F2009C.jpg" manifest:media-type=""/>
  <manifest:file-entry manifest:full-path="Pictures/10000000000000FA000000FAB333E24A.png" manifest:media-type=""/>
  <manifest:file-entry manifest:full-path="Pictures/10000000000001C2000001C081D2D535.jpg" manifest:media-type=""/>
  <manifest:file-entry manifest:full-path="Pictures/10000000000001C2000001C06AE42191.jpg" manifest:media-type=""/>
  <manifest:file-entry manifest:full-path="Pictures/10000000000000FA000000FACF6D18F0.png" manifest:media-type=""/>
  <manifest:file-entry manifest:full-path="Pictures/10000000000000FA000000FA75E25F8D.png" manifest:media-type=""/>
  <manifest:file-entry manifest:full-path="Pictures/10000000000001C2000001BCC7A0AC43.jpg" manifest:media-type=""/>
  <manifest:file-entry manifest:full-path="Pictures/10000000000000FA000000FAC863A27F.png" manifest:media-type=""/>
  <manifest:file-entry manifest:full-path="Pictures/10000000000000FA000000FAA554D6F1.png" manifest:media-type=""/>
  <manifest:file-entry manifest:full-path="Pictures/1000000000000190000001901261E87E.png" manifest:media-type=""/>
  <manifest:file-entry manifest:full-path="Pictures/10000000000001C2000001C2D75DA1A2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text-align="justify" style:justify-single-word="false" style:page-number="auto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cm" svg:stroke-color="#40a7c2" draw:stroke-linejoin="round" draw:fill="gradient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46aac5" draw:stroke-linejoin="round" draw:fill="gradient" draw:fill-gradient-name="Gradient_20_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rect text:anchor-type="paragraph" draw:z-index="7" draw:name="Rechteck 18" draw:style-name="gr1" draw:text-style-name="P3" svg:width="9.845cm" svg:height="5.083cm" svg:x="-0.014cm" svg:y="16.201cm"><text:p/></draw:rect><draw:rect text:anchor-type="paragraph" draw:z-index="9" draw:name="Rechteck 17" draw:style-name="gr1" draw:text-style-name="P3" svg:width="9.845cm" svg:height="5.083cm" svg:x="-0.014cm" svg:y="10.802cm"><text:p/></draw:rect><draw:rect text:anchor-type="paragraph" draw:z-index="10" draw:name="Rechteck 16" draw:style-name="gr1" draw:text-style-name="P3" svg:width="9.845cm" svg:height="5.083cm" svg:x="-0.014cm" svg:y="5.403cm"><text:p/></draw:rect><draw:rect text:anchor-type="paragraph" draw:z-index="11" draw:name="Rechteck 15" draw:style-name="gr1" draw:text-style-name="P3" svg:width="9.845cm" svg:height="5.083cm" svg:x="-0.014cm" svg:y="0.004cm"><text:p/></draw:rect><draw:frame draw:style-name="fr1" draw:name="Grafik 21" text:anchor-type="char" svg:x="0.312cm" svg:y="5.711cm" svg:width="4.447cm" svg:height="4.447cm" draw:z-index="21"><draw:image xlink:href="Pictures/10000000000001C2000001C2D75DA1A2.jpg" xlink:type="simple" xlink:show="embed" xlink:actuate="onLoad"/><svg:desc>http://ecx.images-amazon.com/images/I/61wusN2VICL._SY450__PJautoripBadge,BottomRight,4,-40_OU11__.jpg</svg:desc></draw:frame><draw:frame draw:style-name="fr1" draw:name="Grafik 54" text:anchor-type="char" svg:x="5.078cm" svg:y="5.669cm" svg:width="4.445cm" svg:height="4.445cm" draw:z-index="35"><draw:image xlink:href="Pictures/10000000000000FA000000FAC863A27F.png" xlink:type="simple" xlink:show="embed" xlink:actuate="onLoad"/><svg:desc>http://api.qrserver.com/v1/create-qr-code/?data=artist%3ATiger%20Taps%20und%20Seine%20Freunde%0Aalbum%3ATigerstarke%20Dschungelhits&amp;size=250x250</svg:desc></draw:frame><draw:frame draw:style-name="fr1" draw:name="Grafik 53" text:anchor-type="char" svg:x="5.078cm" svg:y="11.111cm" svg:width="4.424cm" svg:height="4.424cm" draw:z-index="34"><draw:image xlink:href="Pictures/10000000000000FA000000FA75E25F8D.png" xlink:type="simple" xlink:show="embed" xlink:actuate="onLoad"/><svg:desc>http://api.qrserver.com/v1/create-qr-code/?data=artist%3APaul%20Stark%0Aalbum%3ADie%20Lieben%20Sieben%20Mein%20Liederalbum&amp;size=250x250</svg:desc></draw:frame><draw:frame draw:style-name="fr1" draw:name="Grafik 50" text:anchor-type="char" svg:x="5.078cm" svg:y="0.316cm" svg:width="4.424cm" svg:height="4.424cm" draw:z-index="33"><draw:image xlink:href="Pictures/10000000000000FA000000FAB333E24A.png" xlink:type="simple" xlink:show="embed" xlink:actuate="onLoad"/><svg:desc>http://api.qrserver.com/v1/create-qr-code/?data=artist%3AKlaus%20Caesar%20Zehrer%0Aalbum%3ADer%20Kackofant&amp;size=250x250</svg:desc></draw:frame><draw:frame draw:style-name="fr1" draw:name="Grafik 45" text:anchor-type="char" svg:x="5.078cm" svg:y="16.508cm" svg:width="4.447cm" svg:height="4.447cm" draw:z-index="28"><draw:image xlink:href="Pictures/10000000000000FA000000FACF6D18F0.png" xlink:type="simple" xlink:show="embed" xlink:actuate="onLoad"/><svg:desc>http://api.qrserver.com/v1/create-qr-code/?data=artist%3ADie%20Maus%0Aalbum%3AFolge%209&amp;size=250x250</svg:desc></draw:frame><draw:frame draw:style-name="fr1" draw:name="Bild 6" text:anchor-type="char" svg:x="0.316cm" svg:y="16.508cm" svg:width="4.47cm" svg:height="4.447cm" draw:z-index="23"><draw:image xlink:href="Pictures/10000000000001C2000001C06AE42191.jpg" xlink:type="simple" xlink:show="embed" xlink:actuate="onLoad"/><svg:desc>http://ecx.images-amazon.com/images/I/51S%2B9jKoqZL._SX450_.jpg</svg:desc></draw:frame><draw:frame draw:style-name="fr1" draw:name="Bild 4" text:anchor-type="char" svg:x="0.316cm" svg:y="11.113cm" svg:width="4.447cm" svg:height="4.447cm" draw:z-index="22"><draw:image xlink:href="Pictures/10000000000001C2000001C2B5F2009C.jpg" xlink:type="simple" xlink:show="embed" xlink:actuate="onLoad"/><svg:desc>http://ecx.images-amazon.com/images/I/61LY2xdSRUL._SY450__PJautoripBadge,BottomRight,4,-40_OU11__.jpg</svg:desc></draw:frame><draw:frame draw:style-name="fr1" draw:name="Grafik 5" text:anchor-type="char" svg:x="0.318cm" svg:y="0.318cm" svg:width="4.447cm" svg:height="4.424cm" draw:z-index="19"><draw:image xlink:href="Pictures/10000000000001C2000001C081D2D535.jpg" xlink:type="simple" xlink:show="embed" xlink:actuate="onLoad"/><svg:desc>http://ecx.images-amazon.com/images/I/51tKiyAY75L._SX450__PJautoripBadge,BottomRight,4,-40_OU11__.jpg</svg:desc></draw:frame><text:bookmark text:name="_GoBack"/></text:p>
      <text:p text:style-name="P1"><draw:rect text:anchor-type="paragraph" draw:z-index="4" draw:name="Rechteck 32" draw:style-name="gr2" draw:text-style-name="P3" svg:width="9.845cm" svg:height="5.083cm" svg:x="-0.014cm" svg:y="16.201cm"><text:p/></draw:rect><draw:rect text:anchor-type="paragraph" draw:z-index="5" draw:name="Rechteck 33" draw:style-name="gr2" draw:text-style-name="P3" svg:width="9.845cm" svg:height="5.083cm" svg:x="-0.014cm" svg:y="10.802cm"><text:p/></draw:rect><draw:rect text:anchor-type="paragraph" draw:z-index="6" draw:name="Rechteck 34" draw:style-name="gr2" draw:text-style-name="P3" svg:width="9.845cm" svg:height="5.083cm" svg:x="-0.014cm" svg:y="5.403cm"><text:p/></draw:rect><draw:rect text:anchor-type="paragraph" draw:z-index="8" draw:name="Rechteck 35" draw:style-name="gr2" draw:text-style-name="P3" svg:width="9.845cm" svg:height="5.083cm" svg:x="-0.014cm" svg:y="0.004cm"><text:p/></draw:rect><draw:frame draw:style-name="fr1" draw:name="Grafik 49" text:anchor-type="char" svg:x="5.161cm" svg:y="16.529cm" svg:width="4.362cm" svg:height="4.362cm" draw:z-index="32"><draw:image xlink:href="Pictures/10000000000000FA000000FA1565C424.png" xlink:type="simple" xlink:show="embed" xlink:actuate="onLoad"/><svg:desc>http://api.qrserver.com/v1/create-qr-code/?data=artist%3AGerhard%20Schoene%0Aalbum%3ALieder%20aus%20dem%20Kinderland&amp;size=250x250</svg:desc></draw:frame><draw:frame draw:style-name="fr1" draw:name="Grafik 48" text:anchor-type="char" svg:x="0.316cm" svg:y="16.529cm" svg:width="4.487cm" svg:height="4.426cm" draw:z-index="31"><draw:image xlink:href="Pictures/10000000000001C2000001BCC7A0AC43.jpg" xlink:type="simple" xlink:show="embed" xlink:actuate="onLoad"/><svg:desc>http://ecx.images-amazon.com/images/I/51KAdU4FAhL._SX450_.jpg</svg:desc></draw:frame><draw:frame draw:style-name="fr1" draw:name="Grafik 47" text:anchor-type="char" svg:x="0.316cm" svg:y="11.111cm" svg:width="4.445cm" svg:height="4.445cm" draw:z-index="30"><draw:image xlink:href="Pictures/10000000000001810000018153F7E851.jpg" xlink:type="simple" xlink:show="embed" xlink:actuate="onLoad"/><svg:desc>http://ecx.images-amazon.com/images/I/61IZwBOgQCL._SX385_.jpg</svg:desc></draw:frame><draw:frame draw:style-name="fr1" draw:name="Grafik 46" text:anchor-type="char" svg:x="5.078cm" svg:y="11.111cm" svg:width="4.443cm" svg:height="4.443cm" draw:z-index="29"><draw:image xlink:href="Pictures/10000000000000FA000000FA26C391E8.png" xlink:type="simple" xlink:show="embed" xlink:actuate="onLoad"/><svg:desc>http://api.qrserver.com/v1/create-qr-code/?data=artist%3AFrederik%20Vahle%0Aalbum%3ADie%20Hits%20vom%20Fritz&amp;size=250x250</svg:desc></draw:frame><draw:frame draw:style-name="fr1" draw:name="Grafik 44" text:anchor-type="char" svg:x="5.057cm" svg:y="5.713cm" svg:width="4.466cm" svg:height="4.466cm" draw:z-index="27"><draw:image xlink:href="Pictures/10000000000000FA000000FAA554D6F1.png" xlink:type="simple" xlink:show="embed" xlink:actuate="onLoad"/><svg:desc>http://api.qrserver.com/v1/create-qr-code/?data=artist%3ADer%20Kleine%20Koenig%0Aalbum%3ADer%20Kleine%20Koenig%20-%20Wie%20in%20alten%20Zeiten&amp;size=250x250</svg:desc></draw:frame><draw:frame draw:style-name="fr1" draw:name="Grafik 42" text:anchor-type="char" svg:x="0.316cm" svg:y="5.713cm" svg:width="4.466cm" svg:height="4.466cm" draw:z-index="26"><draw:image xlink:href="Pictures/10000000000001C2000001C2D6D678A6.jpg" xlink:type="simple" xlink:show="embed" xlink:actuate="onLoad"/><svg:desc>http://ecx.images-amazon.com/images/I/61w6hfIU16L._SY450__PJautoripBadge,BottomRight,4,-40_OU11__.jpg</svg:desc></draw:frame><draw:frame draw:style-name="fr1" draw:name="Grafik 41" text:anchor-type="char" svg:x="0.316cm" svg:y="0.335cm" svg:width="4.463cm" svg:height="4.426cm" draw:z-index="25"><draw:image xlink:href="Pictures/10000000000001810000017EE2E6AF0B.jpg" xlink:type="simple" xlink:show="embed" xlink:actuate="onLoad"/><svg:desc>http://ecx.images-amazon.com/images/I/51vH2-kR3TL._SX385_.jpg</svg:desc></draw:frame><draw:frame draw:style-name="fr1" draw:name="Bild 1" text:anchor-type="char" svg:x="5.082cm" svg:y="0.34cm" svg:width="4.447cm" svg:height="4.447cm" draw:z-index="24"><draw:image xlink:href="Pictures/10000000000000FA000000FAA814D67D.png" xlink:type="simple" xlink:show="embed" xlink:actuate="onLoad"/><svg:desc>http://api.qrserver.com/v1/create-qr-code/?data=artist%3ADavid%20McKee%0Aalbum%3ADas%20grosse%20Elmar-Hoerbuch&amp;size=250x250</svg:desc></draw:frame></text:p>
      <text:p text:style-name="P1"><draw:rect text:anchor-type="paragraph" draw:z-index="3" draw:name="Rechteck 12" draw:style-name="gr1" draw:text-style-name="P3" svg:width="9.845cm" svg:height="5.083cm" svg:x="-0.018cm" svg:y="17.149cm"><text:p/></draw:rect><draw:rect text:anchor-type="paragraph" draw:z-index="2" draw:name="Rechteck 9" draw:style-name="gr1" draw:text-style-name="P3" svg:width="9.845cm" svg:height="5.083cm" svg:x="-0.018cm" svg:y="11.432cm"><text:p/></draw:rect><draw:rect text:anchor-type="paragraph" draw:z-index="1" draw:name="Rechteck 6" draw:style-name="gr1" draw:text-style-name="P3" svg:width="9.845cm" svg:height="5.083cm" svg:x="-0.018cm" svg:y="5.715cm"><text:p/></draw:rect><draw:rect text:anchor-type="paragraph" draw:z-index="0" draw:name="Rechteck 3" draw:style-name="gr1" draw:text-style-name="P3" svg:width="9.845cm" svg:height="5.083cm" svg:x="0cm" svg:y="0cm"><text:p/></draw:rect><draw:frame draw:style-name="fr1" draw:name="Bild 2" text:anchor-type="char" svg:x="5.078cm" svg:y="11.765cm" svg:width="4.445cm" svg:height="4.445cm" draw:z-index="20"><draw:image xlink:href="Pictures/10000000000000FA000000FA2F240E63.png" xlink:type="simple" xlink:show="embed" xlink:actuate="onLoad"/><svg:desc>http://api.qrserver.com/v1/create-qr-code/?data=artist%3AAxel%20Scheffer%0Aalbum%3ADer%20Gruffelo&amp;size=250x250</svg:desc></draw:frame><draw:frame draw:style-name="fr1" draw:name="Grafik 14" text:anchor-type="char" svg:x="0.358cm" svg:y="17.538cm" svg:width="4.403cm" svg:height="4.367cm" draw:z-index="18"><draw:image xlink:href="Pictures/100000000000017E0000017B76A6D3F2.jpg" xlink:type="simple" xlink:show="embed" xlink:actuate="onLoad"/></draw:frame><draw:frame draw:style-name="fr1" draw:name="Grafik 13" text:anchor-type="char" svg:x="5.184cm" svg:y="17.568cm" svg:width="4.337cm" svg:height="4.337cm" draw:z-index="17"><draw:image xlink:href="Pictures/100000000000019000000190F712C93C.png" xlink:type="simple" xlink:show="embed" xlink:actuate="onLoad"/></draw:frame><draw:frame draw:style-name="fr1" draw:name="Grafik 11" text:anchor-type="char" svg:x="0.316cm" svg:y="11.756cm" svg:width="4.447cm" svg:height="4.433cm" draw:z-index="16"><draw:image xlink:href="Pictures/1000000000000154000001536A309DBE.jpg" xlink:type="simple" xlink:show="embed" xlink:actuate="onLoad"/></draw:frame><draw:frame draw:style-name="fr1" draw:name="Grafik 8" text:anchor-type="char" svg:x="5.078cm" svg:y="6.031cm" svg:width="4.445cm" svg:height="4.445cm" draw:z-index="15"><draw:image xlink:href="Pictures/1000000000000190000001901261E87E.png" xlink:type="simple" xlink:show="embed" xlink:actuate="onLoad"/></draw:frame><draw:frame draw:style-name="fr1" draw:name="Grafik 7" text:anchor-type="char" svg:x="0.318cm" svg:y="6.034cm" svg:width="4.445cm" svg:height="4.445cm" draw:z-index="14"><draw:image xlink:href="Pictures/10000000000001F4000001E381CB31E5.jpg" xlink:type="simple" xlink:show="embed" xlink:actuate="onLoad"/></draw:frame><draw:frame draw:style-name="fr1" draw:name="Grafik 1" text:anchor-type="char" svg:x="5.076cm" svg:y="0.316cm" svg:width="4.447cm" svg:height="4.447cm" draw:z-index="12"><draw:image xlink:href="Pictures/100000000000019000000190D25D9567.png" xlink:type="simple" xlink:show="embed" xlink:actuate="onLoad"/></draw:frame><draw:frame draw:style-name="fr1" draw:name="Grafik 2" text:anchor-type="char" svg:x="0.318cm" svg:y="0.318cm" svg:width="4.447cm" svg:height="4.447cm" draw:z-index="13"><draw:image xlink:href="Pictures/100000000000018100000181FDDC7E5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a5d5e2" draw:end-color="#e4f2f6" draw:start-intensity="100%" draw:end-intensity="100%" draw:angle="0" draw:border="0%"/>
    <draw:gradient draw:name="Gradient_20_8" draw:display-name="Gradient 8" draw:style="linear" draw:start-color="#9eeaff" draw:end-color="#e4f9ff" draw:start-intensity="100%" draw:end-intensity="100%" draw:angle="0" draw:border="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WenQuanYi Zen Hei Sharp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WenQuanYi Zen Hei Sharp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01</meta:initial-creator>
    <dc:creator>Marcus Nasarek</dc:creator>
    <meta:editing-cycles>5</meta:editing-cycles>
    <meta:print-date>2013-12-03T21:20:00</meta:print-date>
    <meta:creation-date>2013-10-27T17:26:00</meta:creation-date>
    <dc:date>2013-12-15T18:30:48.261778962</dc:date>
    <meta:editing-duration>P0D</meta:editing-duration>
    <meta:generator>LibreOffice/4.1.3.2$Linux_x86 LibreOffice_project/410$Build-2</meta:generator>
    <meta:document-statistic meta:table-count="0" meta:image-count="24" meta:object-count="0" meta:page-count="3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